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00ab3" officeooo:paragraph-rsid="00100ab3"/>
    </style:style>
    <style:style style:name="P2" style:family="paragraph" style:parent-style-name="Standard" style:list-style-name="L1">
      <style:text-properties fo:language="en" fo:country="US" officeooo:rsid="00100ab3" officeooo:paragraph-rsid="00100ab3"/>
    </style:style>
    <style:style style:name="P3" style:family="paragraph" style:parent-style-name="Standard" style:list-style-name="L1">
      <style:text-properties fo:language="en" fo:country="US" officeooo:rsid="00100ab3" officeooo:paragraph-rsid="00132ab8"/>
    </style:style>
    <style:style style:name="P4" style:family="paragraph" style:parent-style-name="Standard" style:list-style-name="L2">
      <style:text-properties fo:language="en" fo:country="US" officeooo:rsid="00100ab3" officeooo:paragraph-rsid="00100ab3"/>
    </style:style>
    <style:style style:name="P5" style:family="paragraph" style:parent-style-name="Standard" style:list-style-name="L2">
      <style:text-properties fo:language="en" fo:country="US" officeooo:rsid="00100ab3" officeooo:paragraph-rsid="00113f48"/>
    </style:style>
    <style:style style:name="P6" style:family="paragraph" style:parent-style-name="Standard" style:list-style-name="L3">
      <style:text-properties fo:language="en" fo:country="US" officeooo:rsid="00100ab3" officeooo:paragraph-rsid="00100ab3"/>
    </style:style>
    <style:style style:name="P7" style:family="paragraph" style:parent-style-name="Standard">
      <style:text-properties fo:language="en" fo:country="US" officeooo:rsid="00100ab3" officeooo:paragraph-rsid="00113f48"/>
    </style:style>
    <style:style style:name="P8" style:family="paragraph" style:parent-style-name="Standard" style:list-style-name="L7">
      <style:text-properties fo:language="en" fo:country="US" officeooo:rsid="00100ab3" officeooo:paragraph-rsid="00113f48"/>
    </style:style>
    <style:style style:name="P9" style:family="paragraph" style:parent-style-name="Standard" style:list-style-name="L1">
      <style:text-properties fo:language="en" fo:country="US" officeooo:paragraph-rsid="00100ab3"/>
    </style:style>
    <style:style style:name="P10" style:family="paragraph" style:parent-style-name="Standard">
      <style:text-properties fo:language="en" fo:country="US" officeooo:rsid="00113f48" officeooo:paragraph-rsid="00113f48"/>
    </style:style>
    <style:style style:name="P11" style:family="paragraph" style:parent-style-name="Standard" style:list-style-name="L4">
      <style:text-properties fo:language="en" fo:country="US" officeooo:rsid="00113f48" officeooo:paragraph-rsid="00113f48"/>
    </style:style>
    <style:style style:name="P12" style:family="paragraph" style:parent-style-name="Standard" style:list-style-name="L5">
      <style:text-properties fo:language="en" fo:country="US" officeooo:rsid="00113f48" officeooo:paragraph-rsid="00113f48"/>
    </style:style>
    <style:style style:name="P13" style:family="paragraph" style:parent-style-name="Standard" style:list-style-name="L6">
      <style:text-properties fo:language="en" fo:country="US" officeooo:rsid="00113f48" officeooo:paragraph-rsid="00113f48"/>
    </style:style>
    <style:style style:name="P14" style:family="paragraph" style:parent-style-name="Standard" style:list-style-name="L3">
      <style:text-properties fo:language="en" fo:country="US" officeooo:rsid="0012b91e" officeooo:paragraph-rsid="0012b91e"/>
    </style:style>
    <style:style style:name="P15" style:family="paragraph" style:parent-style-name="Standard" style:list-style-name="L4">
      <style:text-properties fo:language="en" fo:country="US" officeooo:rsid="0012b91e" officeooo:paragraph-rsid="0012b91e"/>
    </style:style>
    <style:style style:name="P16" style:family="paragraph" style:parent-style-name="Standard" style:list-style-name="L5">
      <style:text-properties fo:language="en" fo:country="US" officeooo:rsid="0012b91e" officeooo:paragraph-rsid="0012b91e"/>
    </style:style>
    <style:style style:name="P17" style:family="paragraph" style:parent-style-name="Standard" style:list-style-name="L2">
      <style:text-properties fo:language="en" fo:country="US" officeooo:rsid="0012b91e" officeooo:paragraph-rsid="0012b91e"/>
    </style:style>
    <style:style style:name="P18" style:family="paragraph" style:parent-style-name="Standard" style:list-style-name="L7">
      <style:text-properties fo:language="en" fo:country="US" officeooo:rsid="0012b91e" officeooo:paragraph-rsid="0012b91e"/>
    </style:style>
    <style:style style:name="P19" style:family="paragraph" style:parent-style-name="Standard" style:list-style-name="L6">
      <style:text-properties fo:language="en" fo:country="US" officeooo:rsid="00131ebf" officeooo:paragraph-rsid="00131ebf"/>
    </style:style>
    <style:style style:name="P20" style:family="paragraph" style:parent-style-name="Standard" style:list-style-name="L4">
      <style:text-properties fo:language="en" fo:country="US" officeooo:rsid="00131ebf" officeooo:paragraph-rsid="00131ebf"/>
    </style:style>
    <style:style style:name="P21" style:family="paragraph" style:parent-style-name="Standard" style:list-style-name="L4">
      <style:text-properties fo:language="en" fo:country="US" officeooo:rsid="00131ebf" officeooo:paragraph-rsid="00132ab8"/>
    </style:style>
    <style:style style:name="P22" style:family="paragraph" style:parent-style-name="Standard" style:list-style-name="L5">
      <style:text-properties fo:language="en" fo:country="US" officeooo:rsid="00131ebf" officeooo:paragraph-rsid="00131ebf"/>
    </style:style>
    <style:style style:name="P23" style:family="paragraph" style:parent-style-name="Standard" style:list-style-name="L2">
      <style:text-properties fo:language="en" fo:country="US" officeooo:rsid="00131ebf" officeooo:paragraph-rsid="00131ebf"/>
    </style:style>
    <style:style style:name="P24" style:family="paragraph" style:parent-style-name="Standard" style:list-style-name="L7">
      <style:text-properties fo:language="en" fo:country="US" officeooo:rsid="00131ebf" officeooo:paragraph-rsid="00131ebf"/>
    </style:style>
    <style:style style:name="P25" style:family="paragraph" style:parent-style-name="Standard" style:list-style-name="L1">
      <style:text-properties fo:language="en" fo:country="US" officeooo:rsid="00131ebf" officeooo:paragraph-rsid="00132ab8"/>
    </style:style>
    <style:style style:name="P26" style:family="paragraph" style:parent-style-name="Standard" style:list-style-name="L6">
      <style:text-properties fo:language="en" fo:country="US" officeooo:rsid="00132ab8" officeooo:paragraph-rsid="00132ab8"/>
    </style:style>
    <style:style style:name="P27" style:family="paragraph" style:parent-style-name="Standard" style:list-style-name="L4">
      <style:text-properties fo:language="en" fo:country="US" officeooo:rsid="00132ab8" officeooo:paragraph-rsid="00132ab8"/>
    </style:style>
    <style:style style:name="P28" style:family="paragraph" style:parent-style-name="Standard" style:list-style-name="L5">
      <style:text-properties fo:language="en" fo:country="US" officeooo:rsid="00132ab8" officeooo:paragraph-rsid="00132ab8"/>
    </style:style>
    <style:style style:name="P29" style:family="paragraph" style:parent-style-name="Standard" style:list-style-name="L2">
      <style:text-properties fo:language="en" fo:country="US" officeooo:rsid="00132ab8" officeooo:paragraph-rsid="00132ab8"/>
    </style:style>
    <style:style style:name="P30" style:family="paragraph" style:parent-style-name="Standard" style:list-style-name="L6">
      <style:text-properties fo:language="en" fo:country="US" officeooo:rsid="00136418" officeooo:paragraph-rsid="00136418"/>
    </style:style>
    <style:style style:name="P31" style:family="paragraph" style:parent-style-name="Standard" style:list-style-name="L4">
      <style:text-properties fo:language="en" fo:country="US" officeooo:rsid="00136418" officeooo:paragraph-rsid="00136418"/>
    </style:style>
    <style:style style:name="P32" style:family="paragraph" style:parent-style-name="Standard" style:list-style-name="L5">
      <style:text-properties fo:language="en" fo:country="US" officeooo:rsid="00136418" officeooo:paragraph-rsid="00136418"/>
    </style:style>
    <style:style style:name="P33" style:family="paragraph" style:parent-style-name="Standard" style:list-style-name="L2">
      <style:text-properties fo:language="en" fo:country="US" officeooo:rsid="00136418" officeooo:paragraph-rsid="00136418"/>
    </style:style>
    <style:style style:name="P34" style:family="paragraph" style:parent-style-name="Standard" style:list-style-name="L8">
      <style:text-properties officeooo:paragraph-rsid="00113f48"/>
    </style:style>
    <style:style style:name="P35" style:family="paragraph" style:parent-style-name="Standard" style:list-style-name="L9">
      <style:text-properties officeooo:paragraph-rsid="00113f48"/>
    </style:style>
    <style:style style:name="P36" style:family="paragraph" style:parent-style-name="Standard" style:list-style-name="L8">
      <style:text-properties officeooo:rsid="00113f48" officeooo:paragraph-rsid="00113f48"/>
    </style:style>
    <style:style style:name="P37" style:family="paragraph" style:parent-style-name="Standard" style:list-style-name="L9">
      <style:text-properties officeooo:rsid="00113f48" officeooo:paragraph-rsid="00113f48"/>
    </style:style>
    <style:style style:name="P38" style:family="paragraph" style:parent-style-name="Standard" style:list-style-name="L9">
      <style:text-properties officeooo:rsid="00131ebf" officeooo:paragraph-rsid="00131ebf"/>
    </style:style>
    <style:style style:name="P39" style:family="paragraph" style:parent-style-name="Standard" style:list-style-name="L8">
      <style:text-properties officeooo:rsid="00131ebf" officeooo:paragraph-rsid="00131ebf"/>
    </style:style>
    <style:style style:name="P40" style:family="paragraph" style:parent-style-name="Standard" style:list-style-name="L8">
      <style:text-properties officeooo:rsid="00132ab8" officeooo:paragraph-rsid="00132ab8"/>
    </style:style>
    <style:style style:name="P41" style:family="paragraph" style:parent-style-name="Standard" style:list-style-name="L8">
      <style:text-properties officeooo:rsid="00136418" officeooo:paragraph-rsid="00136418"/>
    </style:style>
    <style:style style:name="T1" style:family="text">
      <style:text-properties officeooo:rsid="00100ab3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13f48"/>
    </style:style>
    <style:style style:name="T4" style:family="text">
      <style:text-properties officeooo:rsid="00113f48"/>
    </style:style>
    <style:style style:name="T5" style:family="text">
      <style:text-properties officeooo:rsid="00132ab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mon API proposal</text:p>
      <text:p text:style-name="P1"/>
      <text:p text:style-name="P10">Functions</text:p>
      <text:p text:style-name="P10"/>
      <text:p text:style-name="P1">Library initialization. This function initializes the library</text:p>
      <text:list xml:id="list479717876734784033" text:style-name="L1">
        <text:list-header>
          <text:p text:style-name="P9"/>
        </text:list-header>
        <text:list-item>
          <text:p text:style-name="P9"><text:span text:style-name="T1">acoilt_init()</text:span></text:p>
          <text:list>
            <text:list-item>
              <text:p text:style-name="P2">ABT_init() // Argobots</text:p>
              <text:list>
                <text:list-item>
                  <text:p text:style-name="P2">Create ES //environment variable?</text:p>
                </text:list-item>
                <text:list-item>
                  <text:p text:style-name="P2">Create Pools //environment variable?</text:p>
                </text:list-item>
                <text:list-item>
                  <text:p text:style-name="P2">Create Scheduler //Default?</text:p>
                </text:list-item>
              </text:list>
            </text:list-item>
            <text:list-item>
              <text:p text:style-name="P2">myth_init() //MassiveThreads</text:p>
            </text:list-item>
            <text:list-item>
              <text:p text:style-name="P2">qthread_initialize() //qthreads</text:p>
            </text:list-item>
            <text:list-item>
              <text:p text:style-name="P3">ConverseInit() // Converse in return mode</text:p>
              <text:list>
                <text:list-item>
                  <text:p text:style-name="P25">Initialize message functions. They are unknown at the beginning</text:p>
                </text:list-item>
              </text:list>
            </text:list-item>
            <text:list-item>
              <text:p text:style-name="P3">Go //No init function</text:p>
              <text:list>
                <text:list-item>
                  <text:p text:style-name="P3">call the GOMAXPROCS function</text:p>
                </text:list-item>
              </text:list>
            </text:list-item>
          </text:list>
        </text:list-item>
      </text:list>
      <text:p text:style-name="P1"/>
      <text:p text:style-name="P10">Library finalization. This function finalizes the library</text:p>
      <text:p text:style-name="P10"/>
      <text:list xml:id="list7469931760774177451" text:style-name="L6">
        <text:list-item>
          <text:p text:style-name="P13">acoilt_finalize()</text:p>
          <text:list>
            <text:list-item>
              <text:p text:style-name="P13">ABT_finalize() // Argobots</text:p>
              <text:list>
                <text:list-item>
                  <text:p text:style-name="P13">Join ES</text:p>
                </text:list-item>
                <text:list-item>
                  <text:p text:style-name="P13">Free ES</text:p>
                </text:list-item>
              </text:list>
            </text:list-item>
            <text:list-item>
              <text:p text:style-name="P26">myth_fini() //MassiveThreads</text:p>
            </text:list-item>
            <text:list-item>
              <text:p text:style-name="P30">Qthreads // No finalize function</text:p>
            </text:list-item>
            <text:list-item>
              <text:p text:style-name="P19">CsdExitScheduler() // ConverseThreads</text:p>
            </text:list-item>
            <text:list-item>
              <text:p text:style-name="P19">GO //No finalize function</text:p>
            </text:list-item>
          </text:list>
        </text:list-item>
      </text:list>
      <text:p text:style-name="P1"/>
      <text:p text:style-name="P1">ULT allocation. This function allocates memory for a given number of <text:span text:style-name="T4">ULTs</text:span></text:p>
      <text:p text:style-name="P1"/>
      <text:list xml:id="list173504882962935848" text:style-name="L2">
        <text:list-item>
          <text:p text:style-name="P4">acoilt_ult_malloc()</text:p>
        </text:list-item>
      </text:list>
      <text:p text:style-name="P1"/>
      <text:p text:style-name="P1">Tasklet allocation. <text:s/>This function allocates memory for a given number of <text:span text:style-name="T4">Tasklets</text:span></text:p>
      <text:p text:style-name="P1"/>
      <text:list xml:id="list3797046209994850512" text:style-name="L3">
        <text:list-item>
          <text:p text:style-name="P6">acoilt_tasklet_malloc()</text:p>
          <text:list>
            <text:list-item>
              <text:p text:style-name="P14">call to acoilt_ult_malloc if tasklets are not supported</text:p>
            </text:list-item>
          </text:list>
        </text:list-item>
      </text:list>
      <text:p text:style-name="P1"/>
      <text:p text:style-name="P10">ULT creation. This function creates a ULT into the current thread queue</text:p>
      <text:p text:style-name="P10"/>
      <text:list xml:id="list5992899924085735766" text:style-name="L4">
        <text:list-item>
          <text:p text:style-name="P11">acoilt_ult_creation()</text:p>
          <text:list>
            <text:list-item>
              <text:p text:style-name="P15">ABT_thread_create(self_pool) //Argobots</text:p>
            </text:list-item>
            <text:list-item>
              <text:p text:style-name="P27">myth_create() //MassiveThreads</text:p>
            </text:list-item>
            <text:list-item>
              <text:p text:style-name="P31">qthread_fork() //Qthreads</text:p>
            </text:list-item>
            <text:list-item>
              <text:p text:style-name="P20">CthCreate() + CthAwaken() // Converse</text:p>
            </text:list-item>
            <text:list-item>
              <text:p text:style-name="P20">go + pointer // GO </text:p>
            </text:list-item>
          </text:list>
        </text:list-item>
      </text:list>
      <text:p text:style-name="P10"/>
      <text:p text:style-name="P10"/>
      <text:p text:style-name="P10"/>
      <text:p text:style-name="P10"/>
      <text:p text:style-name="P10"><text:soft-page-break/>ULT creation to. This function creates a ULT into a given thread queue</text:p>
      <text:p text:style-name="P10"/>
      <text:list xml:id="list143039518750610" text:continue-numbering="true" text:style-name="L4">
        <text:list-item>
          <text:p text:style-name="P11">acoilt_ult_creation_to()</text:p>
          <text:list>
            <text:list-item>
              <text:p text:style-name="P15">ABT_thread_create(pool) //Argobots</text:p>
            </text:list-item>
            <text:list-item>
              <text:p text:style-name="P21">acoilt_ult_creation() //<text:span text:style-name="T5">MassiveThreads</text:span></text:p>
            </text:list-item>
            <text:list-item>
              <text:p text:style-name="P31">qthread_fork_to() // Qthreads</text:p>
            </text:list-item>
            <text:list-item>
              <text:p text:style-name="P20">acoilt_ult_creation() //ConverseThreads</text:p>
            </text:list-item>
            <text:list-item>
              <text:p text:style-name="P20">acoilt_ult_creation() //GO</text:p>
            </text:list-item>
          </text:list>
        </text:list-item>
      </text:list>
      <text:p text:style-name="P10"/>
      <text:p text:style-name="P10">Tasklet creation. This function creates a Tasklet into the current thread queue</text:p>
      <text:p text:style-name="P10"/>
      <text:list xml:id="list143038151070048" text:continue-numbering="true" text:style-name="L4">
        <text:list-item>
          <text:p text:style-name="P11">acoilt_tasklet_creation()</text:p>
          <text:list>
            <text:list-item>
              <text:p text:style-name="P15">call to <text:span text:style-name="T4">acoilt_ult_creation() </text:span>if tasklets are not supported</text:p>
            </text:list-item>
            <text:list-item>
              <text:p text:style-name="P15">ABT_task_create(self_pool) //Argobots</text:p>
            </text:list-item>
            <text:list-item>
              <text:p text:style-name="P20">CmiSetHandler() + CmiSyncSend() //ConverseThreads</text:p>
            </text:list-item>
          </text:list>
        </text:list-item>
      </text:list>
      <text:p text:style-name="P10"/>
      <text:p text:style-name="P10">Tasklet creation to. This function creates a Tasklet into a given thread queue</text:p>
      <text:p text:style-name="P10"/>
      <text:list xml:id="list143039187746728" text:continue-numbering="true" text:style-name="L4">
        <text:list-item>
          <text:p text:style-name="P11">acoilt_tasklet_creation_to()</text:p>
          <text:list>
            <text:list-item>
              <text:p text:style-name="P15">call to <text:span text:style-name="T4">acoilt_ult_creation_</text:span>to<text:span text:style-name="T4">() </text:span>if tasklets are not supported</text:p>
            </text:list-item>
            <text:list-item>
              <text:p text:style-name="P15">ABT_thread_create(pool) //Argobots</text:p>
            </text:list-item>
            <text:list-item>
              <text:p text:style-name="P20">CmiSetHandler() + CmiSyncSend() //ConverseThreads</text:p>
            </text:list-item>
          </text:list>
        </text:list-item>
      </text:list>
      <text:p text:style-name="P10"/>
      <text:p text:style-name="P10">Yield function. This function gives the control to the scheduler and the current thread is queued</text:p>
      <text:p text:style-name="P10"/>
      <text:list xml:id="list2714672340766480446" text:style-name="L5">
        <text:list-item>
          <text:p text:style-name="P12">acoilt_yield()</text:p>
          <text:list>
            <text:list-item>
              <text:p text:style-name="P16">ABT_thread_yield() // Argobots</text:p>
            </text:list-item>
            <text:list-item>
              <text:p text:style-name="P28">myth_yield() //MassiveThreads</text:p>
            </text:list-item>
            <text:list-item>
              <text:p text:style-name="P32">qthread_yield() //Qthreads</text:p>
            </text:list-item>
            <text:list-item>
              <text:p text:style-name="P22">CthYield() //ConverseThreads</text:p>
            </text:list-item>
            <text:list-item>
              <text:p text:style-name="P22">GO // No yield function</text:p>
            </text:list-item>
          </text:list>
        </text:list-item>
      </text:list>
      <text:p text:style-name="P10"/>
      <text:p text:style-name="P10">Yield to function. This function gives the control to a given thread and the current thread is queued</text:p>
      <text:p text:style-name="P10"/>
      <text:list xml:id="list143039876051237" text:continue-numbering="true" text:style-name="L5">
        <text:list-item>
          <text:p text:style-name="P12">acoilt_yield_to()</text:p>
          <text:list>
            <text:list-item>
              <text:p text:style-name="P16">ABT_thread_yield_to() // Argobots</text:p>
            </text:list-item>
            <text:list-item>
              <text:p text:style-name="P28">acoilt_yield() //MassiveThreads</text:p>
            </text:list-item>
            <text:list-item>
              <text:p text:style-name="P32">acoilt_yield() //Qthreads</text:p>
            </text:list-item>
            <text:list-item>
              <text:p text:style-name="P22">CthYieldPrio() //ConverseThreads</text:p>
            </text:list-item>
            <text:list-item>
              <text:p text:style-name="P22">GO // No yield_to function</text:p>
            </text:list-item>
          </text:list>
        </text:list-item>
      </text:list>
      <text:p text:style-name="P10"/>
      <text:p text:style-name="P7">ULT <text:span text:style-name="T4">join</text:span>. This function <text:span text:style-name="T4">joins</text:span> a given <text:span text:style-name="T4">ULT</text:span></text:p>
      <text:p text:style-name="P7"/>
      <text:list xml:id="list143039191884486" text:continue-list="list173504882962935848" text:style-name="L2">
        <text:list-item>
          <text:p text:style-name="P5">acoilt_ult_<text:span text:style-name="T4">join</text:span>()</text:p>
          <text:list>
            <text:list-item>
              <text:p text:style-name="P17">ABT_thread_free() // Argobots</text:p>
            </text:list-item>
            <text:list-item>
              <text:p text:style-name="P29">myth_join() //MassiveThreads</text:p>
            </text:list-item>
            <text:list-item>
              <text:p text:style-name="P33">qthread_readFF() //Qthreads</text:p>
            </text:list-item>
            <text:list-item>
              <text:p text:style-name="P23">Not supported in ConverseThreads. CmiNodeBarrier()?</text:p>
            </text:list-item>
            <text:list-item>
              <text:p text:style-name="P23">Channel //GO</text:p>
            </text:list-item>
          </text:list>
        </text:list-item>
      </text:list>
      <text:p text:style-name="P7"/>
      <text:p text:style-name="P7"><text:soft-page-break/>Tasklet <text:span text:style-name="T4">join</text:span>. <text:s/>This function <text:span text:style-name="T4">joins</text:span> a given <text:span text:style-name="T4">Tasklet</text:span></text:p>
      <text:p text:style-name="P7"/>
      <text:list xml:id="list5169605525390509301" text:style-name="L7">
        <text:list-item>
          <text:p text:style-name="P8">acoilt_tasklet_<text:span text:style-name="T4">join</text:span>()</text:p>
          <text:list>
            <text:list-item>
              <text:p text:style-name="P18">call to <text:span text:style-name="T1">acoilt_ult_join</text:span> if tasklets are not supported</text:p>
            </text:list-item>
            <text:list-item>
              <text:p text:style-name="P18">ABT_task_free() // Argobots</text:p>
            </text:list-item>
            <text:list-item>
              <text:p text:style-name="P24">Not supported in ConverseThreads. CmiNodeBarrier()?</text:p>
            </text:list-item>
          </text:list>
        </text:list-item>
      </text:list>
      <text:p text:style-name="P7"/>
      <text:p text:style-name="P7"/>
      <text:p text:style-name="P10">Structures</text:p>
      <text:p text:style-name="P10"/>
      <text:list xml:id="list6143330570313277463" text:style-name="L8">
        <text:list-item>
          <text:p text:style-name="P34"><text:span text:style-name="T3">ULT</text:span></text:p>
          <text:list>
            <text:list-item>
              <text:p text:style-name="P36"><text:span text:style-name="T2">ABT_thread //Argobots</text:span></text:p>
            </text:list-item>
            <text:list-item>
              <text:p text:style-name="P40"><text:span text:style-name="T2">myth_thread_t //MassiveThreads</text:span></text:p>
            </text:list-item>
            <text:list-item>
              <text:p text:style-name="P41"><text:span text:style-name="T2">aligned_t //Qthreads</text:span></text:p>
            </text:list-item>
            <text:list-item>
              <text:p text:style-name="P39"><text:span text:style-name="T2">CthThread //ConverseThreads</text:span></text:p>
            </text:list-item>
            <text:list-item>
              <text:p text:style-name="P39"><text:span text:style-name="T2">goroutine //GO</text:span></text:p>
            </text:list-item>
          </text:list>
        </text:list-item>
      </text:list>
      <text:p text:style-name="P10"><text:tab/></text:p>
      <text:list xml:id="list4370774684807912365" text:style-name="L9">
        <text:list-item>
          <text:p text:style-name="P35"><text:span text:style-name="T3">Tasklet</text:span></text:p>
          <text:list>
            <text:list-item>
              <text:p text:style-name="P37"><text:span text:style-name="T2">ABT_task //Argobots</text:span></text:p>
            </text:list-item>
            <text:list-item>
              <text:p text:style-name="P38"><text:span text:style-name="T2">Message //ConverseThreads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1T12:23:03.729388512</meta:creation-date>
    <dc:date>2016-02-11T14:30:38.056261700</dc:date>
    <meta:editing-duration>PT1H52M12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3" meta:paragraph-count="90" meta:word-count="428" meta:character-count="3092" meta:non-whitespace-character-count="2822"/>
  </office:meta>
</office:document-meta>
</file>